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cca" officeooo:paragraph-rsid="00102c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jgyuafsdgurbfhjurgfyguy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6:55.137668305</meta:creation-date>
    <dc:date>2025-08-14T15:59:23.464637433</dc:date>
    <meta:editing-duration>PT2M2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26" meta:non-whitespace-character-count="26"/>
  </office:meta>
</office:document-meta>
</file>